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4dcd" officeooo:paragraph-rsid="00074dcd" style:font-weight-asian="normal" style:font-weight-complex="normal"/>
    </style:style>
    <style:style style:name="P2" style:family="paragraph" style:parent-style-name="Standard">
      <style:text-properties fo:font-weight="normal" officeooo:rsid="0008fdc2" officeooo:paragraph-rsid="0008fdc2" style:font-weight-asian="normal" style:font-weight-complex="normal"/>
    </style:style>
    <style:style style:name="P3" style:family="paragraph" style:parent-style-name="Standard">
      <style:text-properties fo:font-weight="normal" officeooo:rsid="000df2c6" officeooo:paragraph-rsid="000df2c6" style:font-weight-asian="normal" style:font-weight-complex="normal"/>
    </style:style>
    <style:style style:name="P4" style:family="paragraph" style:parent-style-name="Standard">
      <style:text-properties fo:font-size="14pt" fo:font-weight="bold" officeooo:rsid="0006351e" officeooo:paragraph-rsid="0006351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6351e" officeooo:paragraph-rsid="0006351e" style:font-size-asian="14pt" style:font-size-complex="14pt"/>
    </style:style>
    <style:style style:name="P6" style:family="paragraph" style:parent-style-name="Standard">
      <style:text-properties fo:font-size="14pt" officeooo:rsid="00074dcd" officeooo:paragraph-rsid="00074dcd" style:font-size-asian="14pt" style:font-size-complex="14pt"/>
    </style:style>
    <style:style style:name="P7" style:family="paragraph" style:parent-style-name="Standard">
      <style:text-properties fo:font-size="12pt" fo:font-weight="bold" officeooo:rsid="000be0b7" officeooo:paragraph-rsid="000f00e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8fdc2" officeooo:paragraph-rsid="0008fdc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a7de6" officeooo:paragraph-rsid="000a7de6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ab5bc" officeooo:paragraph-rsid="000ab5b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fo:font-size="12pt" officeooo:rsid="0006351e" officeooo:paragraph-rsid="00074dcd" style:font-size-asian="12pt" style:font-size-complex="12pt"/>
    </style:style>
    <style:style style:name="P12" style:family="paragraph" style:parent-style-name="Standard">
      <style:text-properties fo:font-size="12pt" fo:font-weight="normal" officeooo:rsid="000be0b7" officeooo:paragraph-rsid="000be0b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74dcd" officeooo:paragraph-rsid="00074dc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74dcd" officeooo:paragraph-rsid="000a7de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8fdc2" officeooo:paragraph-rsid="0008fdc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a7de6" officeooo:paragraph-rsid="000a7de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df2c6" officeooo:paragraph-rsid="000df2c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f00ea" officeooo:paragraph-rsid="000f00e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4pt" officeooo:rsid="00074dcd" officeooo:paragraph-rsid="00074dcd" style:font-size-asian="14pt" style:font-size-complex="14pt"/>
    </style:style>
    <style:style style:name="P20" style:family="paragraph" style:parent-style-name="Standard">
      <style:text-properties fo:font-size="14pt" officeooo:rsid="00074dcd" officeooo:paragraph-rsid="001238bb" style:font-size-asian="14pt" style:font-size-complex="14pt"/>
    </style:style>
    <style:style style:name="P21" style:family="paragraph" style:parent-style-name="Standard">
      <style:text-properties fo:font-size="14pt" officeooo:rsid="001238bb" officeooo:paragraph-rsid="001238bb" style:font-size-asian="14pt" style:font-size-complex="14pt"/>
    </style:style>
    <style:style style:name="P22" style:family="paragraph" style:parent-style-name="Standard">
      <style:text-properties fo:font-size="14pt" officeooo:rsid="00147aee" officeooo:paragraph-rsid="00147aee" style:font-size-asian="14pt" style:font-size-complex="14pt"/>
    </style:style>
    <style:style style:name="P23" style:family="paragraph" style:parent-style-name="Standard">
      <style:text-properties fo:font-size="14pt" officeooo:rsid="001b1230" officeooo:paragraph-rsid="001b1230" style:font-size-asian="14pt" style:font-size-complex="14pt"/>
    </style:style>
    <style:style style:name="P24" style:family="paragraph" style:parent-style-name="Standard">
      <style:text-properties fo:font-size="14pt" fo:font-weight="bold" officeooo:rsid="001238bb" officeooo:paragraph-rsid="001238bb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47aee" officeooo:paragraph-rsid="00147ae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5cd16" officeooo:paragraph-rsid="0015cd1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rsid="00074dcd" officeooo:paragraph-rsid="001238bb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074dcd" officeooo:paragraph-rsid="00074dcd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47aee" officeooo:paragraph-rsid="00147aee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c9211e" loext:opacity="100%" fo:font-size="14pt" officeooo:rsid="00074dcd" officeooo:paragraph-rsid="00074dcd" style:font-size-asian="14pt" style:font-size-complex="14pt"/>
    </style:style>
    <style:style style:name="P31" style:family="paragraph" style:parent-style-name="Standard">
      <style:text-properties fo:color="#c9211e" loext:opacity="100%" fo:font-size="14pt" officeooo:rsid="00074dcd" officeooo:paragraph-rsid="00074dcd" fo:background-color="transparent" style:font-size-asian="14pt" style:font-size-complex="14pt"/>
    </style:style>
    <style:style style:name="P32" style:family="paragraph" style:parent-style-name="Standard">
      <style:text-properties fo:color="#000000" loext:opacity="100%" fo:font-size="14pt" officeooo:rsid="00074dcd" officeooo:paragraph-rsid="00074dcd" style:font-size-asian="14pt" style:font-size-complex="14pt"/>
    </style:style>
    <style:style style:name="P33" style:family="paragraph" style:parent-style-name="Standard">
      <style:text-properties fo:color="#000000" loext:opacity="100%" fo:font-size="14pt" officeooo:rsid="001de371" officeooo:paragraph-rsid="001de371" style:font-size-asian="14pt" style:font-size-complex="14pt"/>
    </style:style>
    <style:style style:name="P34" style:family="paragraph" style:parent-style-name="Standard">
      <style:text-properties fo:color="#000000" loext:opacity="100%" fo:font-size="14pt" officeooo:rsid="0023c0c2" officeooo:paragraph-rsid="0023c0c2" style:font-size-asian="14pt" style:font-size-complex="14pt"/>
    </style:style>
    <style:style style:name="P35" style:family="paragraph" style:parent-style-name="Standard">
      <style:text-properties fo:color="#000000" loext:opacity="100%" fo:font-size="14pt" officeooo:rsid="00074dcd" officeooo:paragraph-rsid="00074dcd" fo:background-color="transparent" style:font-size-asian="14pt" style:font-size-complex="14pt"/>
    </style:style>
    <style:style style:name="P36" style:family="paragraph" style:parent-style-name="Standard">
      <style:text-properties fo:color="#000000" loext:opacity="100%" fo:font-size="14pt" officeooo:rsid="0018960d" officeooo:paragraph-rsid="0018960d" fo:background-color="transparent" style:font-size-asian="14pt" style:font-size-complex="14pt"/>
    </style:style>
    <style:style style:name="P37" style:family="paragraph" style:parent-style-name="Standard">
      <style:text-properties fo:color="#000000" loext:opacity="100%" fo:font-size="14pt" officeooo:rsid="0018960d" officeooo:paragraph-rsid="0022bc00" fo:background-color="transparent" style:font-size-asian="14pt" style:font-size-complex="14pt"/>
    </style:style>
    <style:style style:name="P38" style:family="paragraph" style:parent-style-name="Standard">
      <style:text-properties fo:color="#000000" loext:opacity="100%" fo:font-size="14pt" officeooo:rsid="0022bc00" officeooo:paragraph-rsid="0022bc00" fo:background-color="transparent" style:font-size-asian="14pt" style:font-size-complex="14pt"/>
    </style:style>
    <style:style style:name="P39" style:family="paragraph" style:parent-style-name="Standard">
      <style:text-properties fo:color="#000000" loext:opacity="100%" fo:font-size="14pt" fo:font-weight="bold" officeooo:rsid="00216fa5" officeooo:paragraph-rsid="0022bc00" style:font-size-asian="14pt" style:font-weight-asian="bold" style:font-size-complex="14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74d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4dcd" style:font-weight-asian="bold" style:font-weight-complex="bold"/>
    </style:style>
    <style:style style:name="T4" style:family="text">
      <style:text-properties fo:font-weight="bold" officeooo:rsid="000df2c6" style:font-weight-asian="bold" style:font-weight-complex="bold"/>
    </style:style>
    <style:style style:name="T5" style:family="text">
      <style:text-properties fo:font-weight="bold" officeooo:rsid="0022bc00" style:font-weight-asian="bold" style:font-weight-complex="bold"/>
    </style:style>
    <style:style style:name="T6" style:family="text">
      <style:text-properties officeooo:rsid="00085845"/>
    </style:style>
    <style:style style:name="T7" style:family="text">
      <style:text-properties officeooo:rsid="000be0b7"/>
    </style:style>
    <style:style style:name="T8" style:family="text">
      <style:text-properties officeooo:rsid="000d9892"/>
    </style:style>
    <style:style style:name="T9" style:family="text">
      <style:text-properties officeooo:rsid="000df2c6"/>
    </style:style>
    <style:style style:name="T10" style:family="text">
      <style:text-properties officeooo:rsid="000f00e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a7de6" style:font-size-asian="12pt" style:font-size-complex="12pt"/>
    </style:style>
    <style:style style:name="T13" style:family="text">
      <style:text-properties fo:font-size="12pt" officeooo:rsid="00074dcd" style:font-size-asian="12pt" style:font-size-complex="12pt"/>
    </style:style>
    <style:style style:name="T14" style:family="text">
      <style:text-properties officeooo:rsid="000f5839"/>
    </style:style>
    <style:style style:name="T15" style:family="text">
      <style:text-properties officeooo:rsid="001238bb"/>
    </style:style>
    <style:style style:name="T16" style:family="text">
      <style:text-properties officeooo:rsid="00139db3"/>
    </style:style>
    <style:style style:name="T17" style:family="text">
      <style:text-properties fo:color="#c9211e" loext:opacity="100%"/>
    </style:style>
    <style:style style:name="T18" style:family="text">
      <style:text-properties officeooo:rsid="00147ae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92f38"/>
    </style:style>
    <style:style style:name="T21" style:family="text">
      <style:text-properties officeooo:rsid="001de371"/>
    </style:style>
    <style:style style:name="T22" style:family="text">
      <style:text-properties officeooo:rsid="0022bc00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C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1. </text:span>Página web proyecto de investigación</text:p>
      <text:p text:style-name="P5"/>
      <text:p text:style-name="P30">Página principal con título proyecto, una foto simple, universidad ejecutora <text:span text:style-name="T6">patrocinante</text:span> y universidades con patrocinantes <text:span text:style-name="T7">(con logos y nombre)</text:span></text:p>
      <text:p text:style-name="P32"/>
      <text:p text:style-name="P32"><text:tab/></text:p>
      <text:p text:style-name="P33">Título proyecto:</text:p>
      <text:p text:style-name="P33">Modelación prospectiva de los servicios básicos en asentamientos humanos del Sur de</text:p>
      <text:p text:style-name="P33">Chile. Propuestas para su gestión territorial</text:p>
      <text:p text:style-name="P34">Nº proyecto: 1230159</text:p>
      <text:p text:style-name="P34"/>
      <text:p text:style-name="P34"><office:annotation office:name="__Annotation__1638_951902437" loext:resolved="false"><dc:creator>Francisco Maturana Miranda</dc:creator><dc:date>2023-05-15T16:21:21.955834130</dc:date><meta:creator-initials>FM</meta:creator-initials><text:p text:style-name="P40"><text:span text:style-name="T23">Esto debería ir al final de la web con el logo anid.</text:span></text:p></office:annotation>Financia Agencia Nacional de Investigación y Desarrollo, ANID / Fondecyt Regular<office:annotation-end office:name="__Annotation__1638_951902437"/><text:line-break/></text:p>
      <text:p text:style-name="P34"/>
      <text:p text:style-name="P32"/>
      <text:p text:style-name="P36">-Universidad Patrocinante investigador principal</text:p>
      <text:p text:style-name="P36">Universidad Austral de Chile </text:p>
      <text:p text:style-name="P36">-Universidades Patrocinantes co investigadores</text:p>
      <text:p text:style-name="P36">Pontificia Universidad Católica de Chile</text:p>
      <text:p text:style-name="P36">Universidad Católica de Temuco</text:p>
      <text:p text:style-name="P36">Universidad Alberto Hurtado</text:p>
      <text:p text:style-name="P35"/>
      <text:p text:style-name="P38">adjuntos:</text:p>
      <text:p text:style-name="P39">Lo<text:span text:style-name="T22">go</text:span> proyecto</text:p>
      <text:p text:style-name="P37"><text:span text:style-name="T2">Logos </text:span><text:span text:style-name="T5">de las universidades</text:span><text:span text:style-name="T2"> adjuntos</text:span> </text:p>
      <text:p text:style-name="P31"/>
      <text:p text:style-name="P6"><text:span text:style-name="T17">Pestaña 1: Investigadores del proyecto con sus links a páginas respectivas</text:span></text:p>
      <text:p text:style-name="P30">son 5 investigadores en total, <text:span text:style-name="T8">mas tesistas </text:span><text:span text:style-name="T9">(</text:span><text:span text:style-name="T8">3 actualmente</text:span><text:span text:style-name="T9">)</text:span><text:span text:style-name="T8">, </text:span><text:span text:style-name="T9">ayudante de investigación (2 personas actualmente)</text:span><text:span text:style-name="T8"> </text:span><text:span text:style-name="T7">No van fotos, solo nombres. </text:span></text:p>
      <text:p text:style-name="P30"/>
      <text:p text:style-name="P24">Investigador Responsables</text:p>
      <text:p text:style-name="P21">Francisco Maturana M., Doctor en Planificación Territorial, Urbanismo y Dinámicas del Espacio, Profesor Asociado al Instituto de Ciencias de la Tierra, Universidad Austral de Chile. <text:a xlink:type="simple" xlink:href="http://www.fmaturana.cl/" text:style-name="Internet_20_link" text:visited-style-name="Visited_20_Internet_20_Link">www.fmaturana.cl</text:a></text:p>
      <text:p text:style-name="P20"/>
      <text:p text:style-name="P24">Co investigadores:</text:p>
      <text:p text:style-name="P24"/>
      <text:p text:style-name="P27">Fernando Peña, Doctor en Ciencias Ambientales, <text:span text:style-name="T15">Profesor Titular en el </text:span>Departamento de <text:span text:style-name="T21">C</text:span>iencias <text:span text:style-name="T21">A</text:span>mbientales, <text:span text:style-name="T15">Universidad Católica de Temuco.</text:span></text:p>
      <text:p text:style-name="P27"><text:a xlink:type="simple" xlink:href="https://scholar.google.cl/citations?user=ki2cCE8AAAAJ&amp;hl=es" text:style-name="Internet_20_link" text:visited-style-name="Visited_20_Internet_20_Link"><text:span text:style-name="T15">https://scholar.google.cl/citations?user=ki2cCE8AAAAJ&amp;hl=es</text:span></text:a></text:p>
      <text:p text:style-name="P27"/>
      <text:p text:style-name="P27"><text:soft-page-break/>Olaya Grau, Doctora en Ciencias Políticas, Profesora Asistente <text:span text:style-name="T15">en la Escuela de Trabajo Social, Pontificia Universidad Católica de Chile.</text:span></text:p>
      <text:p text:style-name="P27"><text:a xlink:type="simple" xlink:href="https://scholar.google.es/citations?hl=es&amp;user=ACSPASEAAAAJ&amp;view_op=list_works&amp;sortby=pubdate" text:style-name="Internet_20_link" text:visited-style-name="Visited_20_Internet_20_Link">https://scholar.google.es/citations?hl=es&amp;user=ACSPASEAAAAJ&amp;view_op=list_works&amp;sortby=pubdate</text:a></text:p>
      <text:p text:style-name="P27"/>
      <text:p text:style-name="P27">Sylvia Soto, <text:span text:style-name="T15">Doctora en Geografía, Planificación Territorial y Gestión Ambiental, Profesora </text:span><text:span text:style-name="T16">Auxiliar</text:span><text:span text:style-name="T15"> en la Escuela de Administración Pública, <text:s/>Universidad Austral de Chile.</text:span></text:p>
      <text:p text:style-name="P28"><text:a xlink:type="simple" xlink:href="https://scholar.google.com/citations?user=5l8bgNwAAAAJ&amp;hl=es" text:style-name="Internet_20_link" text:visited-style-name="Visited_20_Internet_20_Link">https://scholar.google.com/citations?user=5l8bgNwAAAAJ&amp;hl=es</text:a></text:p>
      <text:p text:style-name="P28"/>
      <text:p text:style-name="P28">Manuel Fue<text:span text:style-name="T15">nzalida. Doctor en Territorio, Medio Ambiente y Sociedad, Profesor Asociado en el Departamento de Geografía, Universidad Alberto Hurtado</text:span></text:p>
      <text:p text:style-name="P6"/>
      <text:p text:style-name="P6"><text:a xlink:type="simple" xlink:href="https://scholar.google.cl/citations?user=-Di4rF4AAAAJ&amp;hl=es" text:style-name="Internet_20_link" text:visited-style-name="Visited_20_Internet_20_Link">https://scholar.google.cl/citations?user=-Di4rF4AAAAJ&amp;hl=es</text:a></text:p>
      <text:p text:style-name="P6"/>
      <text:p text:style-name="P6"/>
      <text:p text:style-name="P24">Ayudante de investigación:</text:p>
      <text:p text:style-name="P24"/>
      <text:p text:style-name="P25"><text:span text:style-name="T19">Mauricio Morales,</text:span> </text:p>
      <text:p text:style-name="P29">Geógrafo, Magíster en Gobernanza de Riesgo y Recursos, Heidelberg Center para Latino América, Doctorando en Ordenación del Territorio y Medio Ambiente, UNIZAR</text:p>
      <text:p text:style-name="P25"/>
      <text:p text:style-name="P29">Jorge Cárdenas, </text:p>
      <text:p text:style-name="P29">Geógrafo, Universidad Austral de Chile</text:p>
      <text:p text:style-name="P24"/>
      <text:p text:style-name="P24">Tesistas:</text:p>
      <text:p text:style-name="P6"/>
      <text:p text:style-name="P6">Pedro Medina N., <text:span text:style-name="T18">estudiante Escuela de Geografía, Universidad Austral de Chile</text:span></text:p>
      <text:p text:style-name="P6"/>
      <text:p text:style-name="P22">Camila Mora C.<text:span text:style-name="T1">, </text:span>estudiante Escuela de Geografía, Universidad Austral de Chile</text:p>
      <text:p text:style-name="P22"/>
      <text:p text:style-name="P22">Gabriel Quezada M.<text:span text:style-name="T1">, </text:span>estudiante Escuela de Geografía, Universidad Austral de Chile</text:p>
      <text:p text:style-name="P6"/>
      <text:p text:style-name="P30">Pestaña 2: Objetivo general y específicos del proyecto. Imagen metodología del proyecto(está lista en svg o jpg). Link a resumen del proyecto (pdf).</text:p>
      <text:p text:style-name="P6"/>
      <text:p text:style-name="P6">Objetivo general:</text:p>
      <text:p text:style-name="P6">Modelar prospectivamente el nivel de provisión y dependencia de servicios básicos en ciudades medias y</text:p>
      <text:p text:style-name="P6">pequeñas del sur de Chile como base para propuestas de gestión territorial.</text:p>
      <text:p text:style-name="P6"/>
      <text:p text:style-name="P6">Objetivos específicos:</text:p>
      <text:p text:style-name="P6"><text:soft-page-break/>1. Determinar el nivel de acceso y dependencia de los servicios básicos en ciudades medias y pequeñas del</text:p>
      <text:p text:style-name="P6">sur de Chile generando un índice de provisión.</text:p>
      <text:p text:style-name="P6">2. Analizar la estructura y procedimientos que inciden en la provisión de servicios básicos en las ciudades</text:p>
      <text:p text:style-name="P6">menores del área de estudio.</text:p>
      <text:p text:style-name="P6">3. Formular escenarios prospectivos referentes a la provisión de servicios básicos en las ciudades de las</text:p>
      <text:p text:style-name="P6">regiones de La Araucanía y Los Ríos en el marco de los procesos de gestión territorial.</text:p>
      <text:p text:style-name="P6"/>
      <text:p text:style-name="P26">Adjunto resumen en <text:span text:style-name="T20">resumen.</text:span>pdf e imagen metodología.</text:p>
      <text:p text:style-name="P23"><text:span text:style-name="T2">Adjunto imagen metodologia.svg</text:span></text:p>
      <text:p text:style-name="P23"/>
      <text:p text:style-name="P6">Pestaña 3: Resultados (la pestaña quedará creada pero se deberá actualizar después)</text:p>
      <text:p text:style-name="P6"/>
      <text:p text:style-name="P6">-Link a visor donde se visualizaran los datos, etc.</text:p>
      <text:p text:style-name="P6">-Link a Documento estratégico</text:p>
      <text:p text:style-name="P6">-Link a papers</text:p>
      <text:p text:style-name="P6">-Link a congresos</text:p>
      <text:p text:style-name="P6"/>
      <text:p text:style-name="P6">Se debería <text:span text:style-name="T10">subir</text:span> engithub</text:p>
      <text:p text:style-name="P6"/>
      <text:p text:style-name="P11"><text:span text:style-name="T4">2. </text:span><text:span text:style-name="T2">Página web <text:s/></text:span><text:span text:style-name="T3">Alianza francesa de Valdivi</text:span><text:span text:style-name="T4">a</text:span></text:p>
      <text:p text:style-name="P12">La idea es usar una plantilla tengo el tema de wordpress pero no lo pudieron instalar. Me pasaron una serie de archivos en imágenes y otros para apoyar diseño.</text:p>
      <text:p text:style-name="P18">Por si acaso esto nos enviaron para <text:span text:style-name="T14">W</text:span>ord<text:span text:style-name="T14">P</text:span>ress</text:p>
      <text:p text:style-name="P18"><text:a xlink:type="simple" xlink:href="https://nx29867.your-storageshare.de/s/8ioEsSixTxwYZjR" text:style-name="Internet_20_link" text:visited-style-name="Visited_20_Internet_20_Link">https://nx29867.your-storageshare.de/s/8ioEsSixTxwYZjR</text:a></text:p>
      <text:p text:style-name="P7"/>
      <text:p text:style-name="P13">Este es el modelo <text:span text:style-name="T10">que ellos usaron para wordpress pero que nosotros no pudimos instalar</text:span>:</text:p>
      <text:p text:style-name="P1"><text:a xlink:type="simple" xlink:href="https://www.afregioncoquimbo.cl/" text:style-name="Internet_20_link" text:visited-style-name="Visited_20_Internet_20_Link"><text:span text:style-name="T11">https://www.afregioncoquimbo.cl/</text:span></text:a></text:p>
      <text:p text:style-name="P13"/>
      <text:p text:style-name="P15">Dejaremos las pestañas</text:p>
      <text:p text:style-name="P15"/>
      <text:p text:style-name="P15"><text:span text:style-name="T4">a) </text:span><text:span text:style-name="T2">Aprender:</text:span> </text:p>
      <text:p text:style-name="P14">CURSOS </text:p>
      <text:p text:style-name="P14">¿POR QUÉ APRENDER FRANCÉS? </text:p>
      <text:p text:style-name="P14">¿POR QUÉ ELEGIR LA ALIANZA FRANCESA?</text:p>
      <text:p text:style-name="P13"/>
      <text:p text:style-name="P8"><text:span text:style-name="T9">b) </text:span>Descubrir:</text:p>
      <text:p text:style-name="P15">EVENTOS / PANORAMAS (linkea directamente al instagram)</text:p>
      <text:p text:style-name="P15">NUESTRA BIBLIOTECA</text:p>
      <text:p text:style-name="P2"><text:span text:style-name="T11">FUNDACIÓN Y RED DE ALIANZAS </text:span><text:span text:style-name="T12">(linkea directamente a </text:span><text:a xlink:type="simple" xlink:href="https://af-france.fr/apprendre-le-francais/" text:style-name="Internet_20_link" text:visited-style-name="Visited_20_Internet_20_Link"><text:span text:style-name="T12">https://af-france.fr/apprendre-le-francais/</text:span></text:a><text:span text:style-name="T12">)<text:tab/></text:span></text:p>
      <text:p text:style-name="P13"/>
      <text:p text:style-name="P9"><text:span text:style-name="T9">c) </text:span>Colaborar:</text:p>
      <text:p text:style-name="P16">APOYAR A LA ALIANZA</text:p>
      <text:p text:style-name="P16">PATROCINADORES Y SOCIOS<text:tab/></text:p>
      <text:p text:style-name="P13"/>
      <text:p text:style-name="P10"><text:span text:style-name="T10">d) </text:span>Directorio:</text:p>
      <text:p text:style-name="P17">Las personas que lo componen actualmente y las que lo han compuesto. El directorio actual tendría fotos.</text:p>
      <text:p text:style-name="P3"><text:span text:style-name="T11">La estaríamos subiendo en este servidor: </text:span><text:a xlink:type="simple" xlink:href="https://www.hetzner.com/" text:style-name="Internet_20_link" text:visited-style-name="Visited_20_Internet_20_Link"><text:span text:style-name="T13">https://www.hetzner.com/</text:span></text:a></text:p>
      <text:p text:style-name="P13"/>
      <text:p text:style-name="P1"><text:span text:style-name="T11">Ya tenenos nic: </text:span><text:a xlink:type="simple" xlink:href="http://www.afvaldivia.cl/" text:style-name="Internet_20_link" text:visited-style-name="Visited_20_Internet_20_Link"><text:span text:style-name="T11">www.afvaldivia.cl</text:span>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3-05-02T14:58:14.059000000</meta:creation-date>
    <dc:date>2023-05-15T16:24:02.638010308</dc:date>
    <dc:creator>Francisco Maturana Miranda</dc:creator>
    <meta:editing-duration>PT1H21M2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4" meta:paragraph-count="80" meta:word-count="617" meta:character-count="4650" meta:non-whitespace-character-count="4098"/>
  </office:meta>
</office:document-meta>
</file>